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9A00000199B350F6278732A1F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properties style:font-name="Garuda" fo:font-size="12pt"/>
    </style:style>
    <style:style style:name="P18"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29"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0"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1"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2" style:family="paragraph" style:parent-style-name="Standard">
      <style:paragraph-properties fo:text-align="start" style:justify-single-word="false"/>
      <style:text-properties fo:color="#00331a" style:font-name="Garuda" fo:font-size="12pt"/>
    </style:style>
    <style:style style:name="P33" style:family="paragraph" style:parent-style-name="Standard">
      <style:paragraph-properties fo:text-align="start" style:justify-single-word="false" style:text-autospace="none"/>
      <style:text-properties fo:color="#00331a" style:font-name="Garuda" fo:font-size="12pt"/>
    </style:style>
    <style:style style:name="P34"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5"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36"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37"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38"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39" style:family="paragraph" style:parent-style-name="Standard">
      <style:paragraph-properties fo:text-align="start" style:justify-single-word="false"/>
      <style:text-properties fo:color="#00331a" style:font-name="Garuda"/>
    </style:style>
    <style:style style:name="P40" style:family="paragraph" style:parent-style-name="Standard">
      <style:paragraph-properties fo:text-align="start" style:justify-single-word="false" style:text-autospace="none"/>
      <style:text-properties fo:color="#00331a" style:font-name="Garuda"/>
    </style:style>
    <style:style style:name="P41"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42" style:family="paragraph" style:parent-style-name="Standard">
      <style:paragraph-properties fo:text-align="start" style:justify-single-word="false" style:text-autospace="none"/>
      <style:text-properties fo:color="#00331a" style:font-name="Garuda" style:text-underline-style="none"/>
    </style:style>
    <style:style style:name="P43"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44"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45"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46"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47"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4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4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0"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5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5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5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5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5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5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5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5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6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62"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6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64"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65" style:family="paragraph" style:parent-style-name="Text_20_body">
      <style:paragraph-properties fo:text-align="start" style:justify-single-word="false" fo:padding="0.0291in"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6"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67"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68"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69" style:family="paragraph" style:parent-style-name="Text_20_body">
      <style:paragraph-properties fo:text-align="start" style:justify-single-word="false"/>
      <style:text-properties style:font-name="Garuda"/>
    </style:style>
    <style:style style:name="P70" style:family="paragraph" style:parent-style-name="Text_20_body">
      <style:paragraph-properties fo:text-align="start" style:justify-single-word="false"/>
    </style:style>
    <style:style style:name="P71"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2"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73" style:family="paragraph" style:parent-style-name="Text_20_body">
      <style:paragraph-properties fo:text-align="start" style:justify-single-word="false"/>
      <style:text-properties fo:color="#00331a" style:font-name="Garuda" fo:font-size="12pt"/>
    </style:style>
    <style:style style:name="P74"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5" style:family="paragraph" style:parent-style-name="Text_20_body">
      <style:paragraph-properties fo:text-align="start" style:justify-single-word="false"/>
      <style:text-properties fo:color="#00331a" style:font-name="Garuda"/>
    </style:style>
    <style:style style:name="P76"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77"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78"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79"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0"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81" style:family="paragraph" style:parent-style-name="Text_20_body">
      <style:paragraph-properties fo:margin-left="0in" fo:margin-right="0in" fo:margin-top="0in" fo:margin-bottom="0in" loext:contextual-spacing="false" fo:text-indent="0in" style:auto-text-indent="false"/>
      <style:text-properties fo:font-size="12pt" style:font-size-asian="12pt" style:font-size-complex="12pt"/>
    </style:style>
    <style:style style:name="P82" style:family="paragraph" style:parent-style-name="Text_20_body">
      <style:paragraph-properties fo:margin-left="0in" fo:margin-right="0in" fo:margin-top="0in" fo:margin-bottom="0in" loext:contextual-spacing="false" fo:text-indent="0in" style:auto-text-indent="false"/>
      <style:text-properties style:font-name="Garuda" fo:font-size="14pt" fo:font-weight="bold" style:font-size-asian="14pt" style:font-weight-asian="bold" style:font-size-complex="14pt" style:font-weight-complex="bold"/>
    </style:style>
    <style:style style:name="P83"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4"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5"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6"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7"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88"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89"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9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91"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style:text-underline-style="none" fo:font-weight="bold" style:font-weight-asian="bold" style:font-weight-complex="bold"/>
    </style:style>
    <style:style style:name="T51" style:family="text">
      <style:text-properties fo:color="#00331a" style:text-underline-style="none" fo:font-weight="bold" style:font-name-asian="LiberationSerif" style:font-weight-asian="bold" style:font-name-complex="LiberationSerif" style:font-weight-complex="bold"/>
    </style:style>
    <style:style style:name="T52" style:family="text">
      <style:text-properties fo:color="#00331a" style:text-underline-style="solid" style:text-underline-width="auto" style:text-underline-color="font-color"/>
    </style:style>
    <style:style style:name="T53"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4" style:family="text">
      <style:text-properties fo:color="#00331a" style:text-underline-style="solid" style:text-underline-width="auto" style:text-underline-color="font-color" style:font-name-asian="LiberationSerif" style:font-name-complex="LiberationSerif"/>
    </style:style>
    <style:style style:name="T55" style:family="text">
      <style:text-properties fo:color="#00331a" style:font-name-asian="LiberationSerif-Bold" style:font-name-complex="LiberationSerif-Bold"/>
    </style:style>
    <style:style style:name="T56" style:family="text">
      <style:text-properties fo:color="#00331a" style:font-name-asian="LiberationSerif" style:font-name-complex="LiberationSerif"/>
    </style:style>
    <style:style style:name="T57" style:family="text">
      <style:text-properties style:font-name="Garuda"/>
    </style:style>
    <style:style style:name="T58" style:family="text">
      <style:text-properties style:font-name="Garuda" fo:font-size="12pt" style:font-size-asian="12pt" style:font-size-complex="12pt"/>
    </style:style>
    <style:style style:name="T59" style:family="text">
      <style:text-properties style:font-name="Garuda" fo:font-size="14pt" fo:font-weight="bold" style:font-size-asian="14pt" style:font-weight-asian="bold" style:font-size-complex="14pt" style:font-weight-complex="bold"/>
    </style:style>
    <style:style style:name="T60" style:family="text">
      <style:text-properties style:font-name="Garuda" officeooo:rsid="00728ee1"/>
    </style:style>
    <style:style style:name="T61" style:family="text">
      <style:text-properties style:font-name="Garuda" fo:font-style="italic" officeooo:rsid="007411d4" style:font-style-asian="italic" style:font-style-complex="italic"/>
    </style:style>
    <style:style style:name="T62" style:family="text">
      <style:text-properties style:font-name="Garuda" fo:font-style="italic" officeooo:rsid="00750bf6" style:font-style-asian="italic" style:font-style-complex="italic"/>
    </style:style>
    <style:style style:name="T63" style:family="text">
      <style:text-properties fo:color="#0c343d" style:font-name="Verdana" fo:font-size="9.75pt"/>
    </style:style>
    <style:style style:name="T64" style:family="text">
      <style:text-properties style:font-name-asian="LiberationSerif-Bold" style:font-name-complex="LiberationSerif-Bold"/>
    </style:style>
    <style:style style:name="T65" style:family="text">
      <style:text-properties officeooo:rsid="001b52a3"/>
    </style:style>
    <style:style style:name="T66" style:family="text">
      <style:text-properties officeooo:rsid="001cf712"/>
    </style:style>
    <style:style style:name="T67" style:family="text">
      <style:text-properties officeooo:rsid="001ed2ee"/>
    </style:style>
    <style:style style:name="T68" style:family="text">
      <style:text-properties officeooo:rsid="001fef27"/>
    </style:style>
    <style:style style:name="T69" style:family="text">
      <style:text-properties officeooo:rsid="0020df8a"/>
    </style:style>
    <style:style style:name="T70" style:family="text">
      <style:text-properties officeooo:rsid="00237f66"/>
    </style:style>
    <style:style style:name="T71" style:family="text">
      <style:text-properties officeooo:rsid="0027284e"/>
    </style:style>
    <style:style style:name="T72" style:family="text">
      <style:text-properties officeooo:rsid="002cf7a7"/>
    </style:style>
    <style:style style:name="T73" style:family="text">
      <style:text-properties officeooo:rsid="002db4fd"/>
    </style:style>
    <style:style style:name="T74" style:family="text">
      <style:text-properties officeooo:rsid="00306749"/>
    </style:style>
    <style:style style:name="T75" style:family="text">
      <style:text-properties officeooo:rsid="00309358"/>
    </style:style>
    <style:style style:name="T76" style:family="text">
      <style:text-properties fo:font-size="10pt" fo:font-style="italic"/>
    </style:style>
    <style:style style:name="T77" style:family="text">
      <style:text-properties fo:font-size="10pt" fo:font-style="italic" officeooo:rsid="0030b717"/>
    </style:style>
    <style:style style:name="T78" style:family="text">
      <style:text-properties officeooo:rsid="0030b84b"/>
    </style:style>
    <style:style style:name="T79" style:family="text">
      <style:text-properties officeooo:rsid="00353864"/>
    </style:style>
    <style:style style:name="T80" style:family="text">
      <style:text-properties officeooo:rsid="003726a6"/>
    </style:style>
    <style:style style:name="T81" style:family="text">
      <style:text-properties officeooo:rsid="003880fe"/>
    </style:style>
    <style:style style:name="T82" style:family="text">
      <style:text-properties officeooo:rsid="003aea5b"/>
    </style:style>
    <style:style style:name="T83" style:family="text">
      <style:text-properties officeooo:rsid="003b4403"/>
    </style:style>
    <style:style style:name="T84" style:family="text">
      <style:text-properties officeooo:rsid="003d2f94"/>
    </style:style>
    <style:style style:name="T85" style:family="text">
      <style:text-properties officeooo:rsid="003fbc9e"/>
    </style:style>
    <style:style style:name="T86" style:family="text">
      <style:text-properties officeooo:rsid="0041b9b0"/>
    </style:style>
    <style:style style:name="T87" style:family="text">
      <style:text-properties officeooo:rsid="004550e0"/>
    </style:style>
    <style:style style:name="T88" style:family="text">
      <style:text-properties officeooo:rsid="0046421a"/>
    </style:style>
    <style:style style:name="T89" style:family="text">
      <style:text-properties officeooo:rsid="00472144"/>
    </style:style>
    <style:style style:name="T90" style:family="text">
      <style:text-properties officeooo:rsid="00494f90"/>
    </style:style>
    <style:style style:name="T91" style:family="text">
      <style:text-properties officeooo:rsid="005027fb"/>
    </style:style>
    <style:style style:name="T92" style:family="text">
      <style:text-properties officeooo:rsid="005a992f"/>
    </style:style>
    <style:style style:name="T93" style:family="text">
      <style:text-properties officeooo:rsid="005bf793"/>
    </style:style>
    <style:style style:name="T94" style:family="text">
      <style:text-properties officeooo:rsid="005c8fb7"/>
    </style:style>
    <style:style style:name="T95" style:family="text">
      <style:text-properties officeooo:rsid="005fdd51"/>
    </style:style>
    <style:style style:name="T96" style:family="text">
      <style:text-properties officeooo:rsid="00617e17"/>
    </style:style>
    <style:style style:name="T97" style:family="text">
      <style:text-properties officeooo:rsid="0067a81d"/>
    </style:style>
    <style:style style:name="T98" style:family="text">
      <style:text-properties officeooo:rsid="006e405a"/>
    </style:style>
    <style:style style:name="T99" style:family="text">
      <style:text-properties officeooo:rsid="00728de8"/>
    </style:style>
    <style:style style:name="T100" style:family="text">
      <style:text-properties fo:font-style="italic" officeooo:rsid="00750bf6" style:font-style-asian="italic" style:font-style-complex="italic"/>
    </style:style>
    <style:style style:name="T101" style:family="text">
      <style:text-properties fo:font-style="italic" officeooo:rsid="0076e7f1" style:font-style-asian="italic" style:font-style-complex="italic"/>
    </style:style>
    <style:style style:name="T102" style:family="text">
      <style:text-properties fo:font-style="italic" officeooo:rsid="0077b275" style:font-style-asian="italic" style:font-style-complex="italic"/>
    </style:style>
    <style:style style:name="T103" style:family="text">
      <style:text-properties fo:font-style="italic" officeooo:rsid="0077ea6e" style:font-style-asian="italic" style:font-style-complex="italic"/>
    </style:style>
    <style:style style:name="T104" style:family="text">
      <style:text-properties fo:font-style="italic" officeooo:rsid="007aa009" style:font-style-asian="italic" style:font-style-complex="italic"/>
    </style:style>
    <style:style style:name="T105" style:family="text">
      <style:text-properties fo:font-style="italic" officeooo:rsid="007cba8d" style:font-style-asian="italic" style:font-style-complex="italic"/>
    </style:style>
    <style:style style:name="T106" style:family="text">
      <style:text-properties fo:font-style="italic" officeooo:rsid="007ea594"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tab/>K.Srinivasan <text:s/></text:p>
      <text:p text:style-name="P62">(also known as: Srinivasan Kannan, Ka.Shrinivaasan, Shrinivas Kannan)</text:p>
      <text:p text:style-name="P19"><draw:frame draw:style-name="fr1" draw:name="Image1" text:anchor-type="paragraph" svg:x="4.4626in" svg:y="0.0626in" svg:width="2.4693in" svg:height="2.4693in" draw:z-index="0"><draw:image xlink:href="Pictures/100000000000019A00000199B350F6278732A1F8.jpg" xlink:type="simple" xlink:show="embed" xlink:actuate="onLoad" loext:mime-type="image/jpeg"/></draw:frame></text:p>
      <text:p text:style-name="P19">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21">e-mail :<text:tab/></text:span><text:a xlink:type="simple" xlink:href="mailto:ka.shrinivaasan@gmail.com" text:style-name="Internet_20_link" text:visited-style-name="Visited_20_Internet_20_Link"><text:span text:style-name="T57">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7">Mobile :<text:tab/>9791499106 <text:s/></text:p>
      <text:p text:style-name="P27">Name spellings in</text:p>
      <text:p text:style-name="P27">consultancy/employer/academic</text:p>
      <text:p text:style-name="P27">records :<text:tab/><text:tab/>K.Srinivasan (academics, BaaN,Sun</text:p>
      <text:p text:style-name="P27"><text:s text:c="11"/><text:tab/><text:tab/>Microsystems), Kannan Srinivasan (Sun Microsystems),</text:p>
      <text:p text:style-name="P27"><text:tab/><text:tab/><text:tab/>Srinivasan Kannan (Verizon, Clockwork Interviews, <text:tab/><text:tab/><text:tab/><text:tab/><text:tab/><text:tab/><text:tab/>CloudEnablers), Shrinivas Kannan(webMethods/SoftwareAG and </text:p>
      <text:p text:style-name="P27"><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57">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3">(replicated in </text:span><text:a xlink:type="simple" xlink:href="https://gitlab.com/shrinivaasanka" text:style-name="Internet_20_link" text:visited-style-name="Visited_20_Internet_20_Link"><text:span text:style-name="T73">https://gitlab.com/shrinivaasanka</text:span></text:a><text:span text:style-name="T73">)</text:span></text:p>
      <text:p text:style-name="P27"/>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57">https://www.openhub.net/accounts/ka_shrinivaasan</text:span></text:a></text:p>
      <text:p text:style-name="P27">Date of Birth as per records: 19 May 1977 </text:p>
      <text:p text:style-name="P27">Passport: M9583737</text:p>
      <text:p text:style-name="P27">PAN: AOVPS2844F</text:p>
      <text:p text:style-name="P27"><text:soft-page-break/>Aadhaar: 772717942542</text:p>
      <text:p text:style-name="P27"/>
      <text:p text:style-name="P27"/>
      <text:p text:style-name="P51"/>
      <text:p text:style-name="P54"><text:tab/><text:tab/><text:tab/>COMPLETE ACADEMIC AND WORK HISTORY</text:p>
      <text:p text:style-name="P19"/>
      <text:p text:style-name="P19">ACADEMICS</text:p>
      <text:p text:style-name="P28">1. Elementary Schooling, RC Morning Star, Kumbakonam (1982-1987) </text:p>
      <text:p text:style-name="P28">2. Higher Secondary, Town Higher Secondary School,Kumbakonam (1987-1994) (SSLC -470/500 and Plus Two 1115/1200)</text:p>
      <text:p text:style-name="P28">3. B.A - Hindi - Praveen Uttarardh – Dakshin Bharat Hindi Prachar Sabha,Chennai (privately tutored from Kumbakonam) – (1988-1992)</text:p>
      <text:p text:style-name="P29">4. Bachelor of Engineering (Computer Science &amp; Engg) (1995-99),</text:p>
      <text:p text:style-name="P29">PSG College of Technology, Coimbatore-641004 INDIA (CGPA/Percentage: 8.8/87.75)</text:p>
      <text:p text:style-name="P29">5. M.Sc (Computer Science), Chennai Mathematical Institute, Chennai (2008 – 10) CGPA 8.08 (coursework - excluding MSc thesis), 8.06(including MSc thesis)</text:p>
      <text:p text:style-name="P56">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19"/>
      <text:p text:style-name="P19">COURSES DONE IN M.Sc and Ph.D and Self-study </text:p>
      <text:p text:style-name="P28"><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28"><text:soft-page-break/></text:p>
      <text:p text:style-name="P28"/>
      <text:p text:style-name="P28"><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19">PUBLICATIONS</text:p>
      <text:p text:style-name="P19">(Google Scholar URL - http://scholar.google.co.in/citations?user=eLZY7CIAAAAJ&amp;hl=en)</text:p>
      <text:p text:style-name="P19"/>
      <text:p text:style-name="P29">1.(During PhD) <text:span text:style-name="T1">Decidability of Existence and Construction of a Complement of a function with Prof.Meena Mahajan, IMSc, 2011</text:span></text:p>
      <text:p text:style-name="P29">(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57">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0"/>
      <text:p text:style-name="P31"><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0"/>
      <text:p text:style-name="P31"><text:span text:style-name="T4">3. (During PhD) </text:span><text:span text:style-name="T2">Evaluated NIST TAC 2010 dataset (Summarization track) for</text:span></text:p>
      <text:p text:style-name="P29"><text:span text:style-name="T1">Update Summarization by applying Interview Algorithm - appeared in proceedings of TAC 2010</text:span> at:</text:p>
      <text:p text:style-name="P29">http://www.nist.gov/tac/publications/2010/participant.papers/CMI_IIT.proceedings.pdf</text:p>
      <text:p text:style-name="P28"/>
      <text:p text:style-name="P21"/>
      <text:p text:style-name="P19">RESEARCH STATEMENTS:</text:p>
      <text:p text:style-name="P21"/>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28"/>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58">https://sites.google.com/site/kuja27/PhDThesisProposal.pdf?attredirects=0</text:span></text:a></text:p>
      <text:p text:style-name="P21"/>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57">https://sites.google.com/site/kuja27/Research_Writeup.pdf?attredirects=0&amp;d=1</text:span></text:a></text:p>
      <text:p text:style-name="P63"/>
      <text:p text:style-name="P45"/>
      <text:p text:style-name="P79">Most recent draft updates to all publications previously and earlier drafts below - in text format - nonlinear theoretical writeups interspersed between NeuronRain AsFer code commits in SourceForge, <text:span text:style-name="T75">GitLab </text:span>and GitHub:</text:p>
      <text:p text:style-name="P78">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6">(most recent draft updates to all publications previously and earlier drafts below - in text format - nonlinear theoretical writeups interspersed between NeuronRain AsFer code commits in SourceForge </text:span><text:span text:style-name="T77">GitLab </text:span><text:span text:style-name="T76">and GitHub):</text:span></text:p>
      <text:p text:style-name="P79"/>
      <text:p text:style-name="P81"><text:a xlink:type="simple" xlink:href="http://sourceforge.net/p/asfer/code/HEAD/tree/asfer-docs/AstroInferDesign.txt" text:style-name="Internet_20_link" text:visited-style-name="Visited_20_Internet_20_Link"><text:span text:style-name="T59">http://sourceforge.net/p/asfer/code/HEAD/tree/asfer-docs/AstroInferDesign.txt</text:span></text:a></text:p>
      <text:p text:style-name="P82"/>
      <text:p text:style-name="P81"><text:a xlink:type="simple" xlink:href="https://github.com/shrinivaasanka/asfer-github-code/blob/master/asfer-docs/AstroInferDesign.txt" text:style-name="Internet_20_link" text:visited-style-name="Visited_20_Internet_20_Link"><text:span text:style-name="T59">https://github.com/shrinivaasanka/asfer-github-code/blob/master/asfer-docs/AstroInferDesign.txt</text:span></text:a></text:p>
      <text:p text:style-name="P82"/>
      <text:p text:style-name="P81"><text:a xlink:type="simple" xlink:href="https://gitlab.com/shrinivaasanka/asfer-github-code/blob/master/asfer-docs/AstroInferDesign.txt" text:style-name="Internet_20_link" text:visited-style-name="Visited_20_Internet_20_Link"><text:span text:style-name="T59">https://gitlab.com/shrinivaasanka/asfer-github-code/blob/master/asfer-docs/AstroInferDesign.txt</text:span></text:a></text:p>
      <text:p text:style-name="P82"/>
      <text:p text:style-name="P19">Earlier Drafts:</text:p>
      <text:p text:style-name="P28"><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57">https://sites.google.com/site/kuja27/IntegerPartitionAndHashFunctions.pdf?attredirects=0</text:span></text:a><text:span text:style-name="T20">)</text:span></text:p>
      <text:p text:style-name="P28"/>
      <text:p text:style-name="P28">8.(draft2) <text:span text:style-name="T1">IntegerPartitions and Hash Functions <text:s/>(</text:span>https://sites.google.com/site/kuja27/IntegerPartitionAndHashFunctions_2014.pdf?attredirects=0&amp;d=1)</text:p>
      <text:p text:style-name="P28"/>
      <text:p text:style-name="P28">9.(draft1) <text:span text:style-name="T1">Interview Algorithm is in IP=PSPACE </text:span><text:s/>(https://sites.google.com/site/kuja27/InterviewAlgorithmInPSPACE.pdf?attredirects=0)</text:p>
      <text:p text:style-name="P28"/>
      <text:p text:style-name="P28">10.(draft1) <text:span text:style-name="T1">Few Non-trivial questions and Shell Turing Machines</text:span> (https://sites.google.com/site/kuja27/UndecidabilityOfFewNonTrivialQuestions.pdf?attredirects=0)</text:p>
      <text:p text:style-name="P21"/>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1"/>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57">https://sites.google.com/site/kuja27</text:span></text:a><text:span text:style-name="T46">/CircuitForComputingErrorProbabilityOfMajorityVoting.pdf</text:span></text:p>
      <text:p text:style-name="P28"/>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57">https://sites.google.com/site/kuja27</text:span></text:a><text:span text:style-name="T20">/CircuitForComputingErrorProbabilityOfMajorityVoting_2014.pdf</text:span></text:p>
      <text:p text:style-name="P28"/>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57">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57">?attredirects=0</text:span></text:a></text:p>
      <text:p text:style-name="P28"/>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57">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57">14.pdf</text:span></text:a><text:a xlink:type="simple" xlink:href="https://sites.google.com/site/kuja27/IndepthAnalysisOfVariantOfMajorityVotingwithZFAOC.pdf?attredirects=0" text:style-name="Internet_20_link" text:visited-style-name="Visited_20_Internet_20_Link"><text:span text:style-name="T57">?attredirects=0</text:span></text:a></text:p>
      <text:p text:style-name="P28"/>
      <text:p text:style-name="P14"><text:span text:style-name="T34">16.(draft1) </text:span><text:a xlink:type="simple" xlink:href="https://sites.google.com/site/kuja27/ChaoticPRG.tex?attredirects=0" text:style-name="Internet_20_link" text:visited-style-name="Visited_20_Internet_20_Link"><text:span text:style-name="T57">A Chaos theoretic Parallel Pseudorandom generator in RNC For Majority Voting </text:span></text:a><text:a xlink:type="simple" xlink:href="https://sites.google.com/site/kuja27/ChaoticPRG.tex?attredirects=0" text:style-name="Internet_20_link" text:visited-style-name="Visited_20_Internet_20_Link"><text:span text:style-name="T57">and Pseudorandom Choice</text:span></text:a><text:span text:style-name="T28"> (</text:span><text:a xlink:type="simple" xlink:href="https://sites.google.com/site/kuja27/ChaoticPRG.pdf?attredirects=0" text:style-name="Internet_20_link" text:visited-style-name="Visited_20_Internet_20_Link"><text:span text:style-name="T57">https://sites.google.com/site/kuja27/ChaoticPRG.pdf?</text:span></text:a><text:a xlink:type="simple" xlink:href="https://sites.google.com/site/kuja27/ChaoticPRG.pdf?attredirects=0" text:style-name="Internet_20_link" text:visited-style-name="Visited_20_Internet_20_Link"><text:span text:style-name="T57">attredirects=0</text:span></text:a><text:span text:style-name="T28">)</text:span></text:p>
      <text:p text:style-name="P33"/>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20Space%20Filling%20Algorithm%20and%20its%20Linear%20Program%20Formulation.pdf?attredirects=0</text:span></text:a><text:span text:style-name="T28">)</text:span></text:p>
      <text:p text:style-name="P33"/>
      <text:p text:style-name="P70"><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71"/>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0"/>
      <text:p text:style-name="P40"><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41"/>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42"/>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43"/>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4"/>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57">http://sourceforge.net/projects/acadpdrafts/files/DiscreteHyperbolicFactorization_UpperboundDerivedWithStirlingFormula_2013-09-10.pdf/download</text:span></text:a><text:span text:style-name="T20">)</text:span></text:p>
      <text:p text:style-name="P34"/>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57">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57">http://sourceforge.net/p/asfer/code/HEAD/</text:span></text:a><text:a xlink:type="simple" xlink:href="http://sourceforge.net/p/asfer/code/HEAD/tree/cpp-src/miscellaneous/DiscreteHyperbolicFactorizationUpperbound.cpp" text:style-name="Internet_20_link" text:visited-style-name="Visited_20_Internet_20_Link"><text:span text:style-name="T57">tree/cpp-</text:span></text:a><text:a xlink:type="simple" xlink:href="http://sourceforge.net/p/asfer/code/HEAD/tree/cpp-src/miscellaneous/DiscreteHyperbolicFactorizationUpperbound.cpp" text:style-name="Internet_20_link" text:visited-style-name="Visited_20_Internet_20_Link"><text:span text:style-name="T57">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57">http://sourceforge.net/p/asfer/code/HEAD/tree/cpp-src/miscellaneous/</text:span></text:a><text:span text:style-name="T20">)</text:span></text:p>
      <text:p text:style-name="P40"/>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egerFactorization_PRAM_TileMergeAndSearch_And_Stirling_Upperbound.pdf/download</text:span></text:a></text:p>
      <text:p text:style-name="P46"/>
      <text:p text:style-name="P35"/>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57">AsFer PRAM </text:span></text:a><text:a xlink:type="simple" xlink:href="http://sourceforge.net/p/asfer/code/HEAD/tree/asfer-docs/ImplementationDesignNotesForDiscreteHyperbolicFactorizationInPRAM.jpg" text:style-name="Internet_20_link" text:visited-style-name="Visited_20_Internet_20_Link"><text:span text:style-name="T57">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57"> </text:span></text:a><text:span text:style-name="T13"> </text:span><text:span text:style-name="T14">(http://sourceforge.net/p/asfer/code/HEAD/tree/asfer-docs/ImplementationDesignNotesForDiscreteHyperbolicFactorizationInPRAM.jpg)</text:span></text:p>
      <text:p text:style-name="P35"/>
      <text:p text:style-name="P18"><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df/download</text:span></text:a></text:p>
      <text:p text:style-name="P35"/>
      <text:p text:style-name="P40"><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57">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57">attredirects=0</text:span></text:a></text:p>
      <text:p text:style-name="P29"/>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19"/>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57">http://sourceforge.net/</text:span></text:a><text:a xlink:type="simple" xlink:href="http://sourceforge.net/p/virgo-linux/code-0/HEAD/tree/trunk/virgo-docs/VirgoDesign.txt" text:style-name="Internet_20_link" text:visited-style-name="Visited_20_Internet_20_Link"><text:span text:style-name="T57">p/virgo-linux/code-</text:span></text:a><text:a xlink:type="simple" xlink:href="http://sourceforge.net/p/virgo-linux/code-0/HEAD/tree/trunk/virgo-docs/VirgoDesign.txt" text:style-name="Internet_20_link" text:visited-style-name="Visited_20_Internet_20_Link"><text:span text:style-name="T57">0/HEAD/tree/trunk/virgo-docs/VirgoDesign.txt</text:span></text:a></text:p>
      <text:p text:style-name="P35"/>
      <text:p text:style-name="P35">32. King Cobra - Byzantine distributed request servicing software design with queues and arbiters – theoretical interludes - <text:span text:style-name="T5">https://sourceforge.net/p/kcobra/code-svn/KingCobraDesignNotes.txt</text:span></text:p>
      <text:p text:style-name="P35"/>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57">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57">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5"/>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3"/>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72"/>
      <text:p text:style-name="P73">36. <text:span text:style-name="T5">(draft1) Informal handwritten notes on Philosophical Analysis of Democracy Circuit and Pseudorandom Choice - https://sites.google.com/site/kuja27/PhilosophicalAnalysisOfDemocracyCircuitAndPRGChoice_2014-03-26.pdf</text:span></text:p>
      <text:p text:style-name="P75"><text:soft-page-break/></text:p>
      <text:p text:style-name="P69"><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57">https://sites.google.com/site/kuja27/SchurTheoremMCPAndDistinctPartitions_2014-04-17.pdf</text:span></text:a></text:p>
      <text:p text:style-name="P73"/>
      <text:p text:style-name="P17"><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57">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57">GOGraph_2014.pdf?attredirects=0&amp;d=1</text:span></text:a></text:p>
      <text:p text:style-name="P32"/>
      <text:p text:style-name="P17"><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57">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39"/>
      <text:p text:style-name="P40"/>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57">Krishna iResearch Open Source Products (AsFer, USBmd, VIRGO, KingCobra, Acadpdrafts) - High Level Handdrawn Architecture Diagram </text:span></text:a><text:span text:style-name="T28">- </text:span></text:p>
      <text:p text:style-name="P50"><text:a xlink:type="simple" xlink:href="http://sourceforge.net/p/acadpdrafts/code/ci/master/tree/Krishna_iResearch_opensourceproducts_archdiagram.pdf" text:style-name="Internet_20_link" text:visited-style-name="Visited_20_Internet_20_Link"><text:span text:style-name="T57">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57">ucts_archdiagram.pdf</text:span></text:a><text:span text:style-name="T39"> <text:s text:c="181"/></text:span></text:p>
      <text:p text:style-name="P75"/>
      <text:p text:style-name="P69"><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65"><text:tab/></text:p>
      <text:p text:style-name="P65"><text:tab/><text:tab/><text:tab/><text:tab/><text:tab/>TEAM PATENTS</text:p>
      <text:p text:style-name="P58"><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53"><text:tab/><text:tab/><text:tab/><text:tab/>DETAILS OF WORK (1999 – Present)</text:p>
      <text:p text:style-name="P34"/>
      <text:p text:style-name="P29">C/C++/Java/Python on Windows and various Unix flavours</text:p>
      <text:p text:style-name="P19"/>
      <text:p text:style-name="P19"/>
      <text:p text:style-name="P19">PRODUCTS</text:p>
      <text:p text:style-name="P29">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9"/>
      <text:p text:style-name="P19"/>
      <text:p text:style-name="P19">LANGUAGES/PLATFORMS/TOOLS</text:p>
      <text:p text:style-name="P29">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4"/>
      <text:p text:style-name="P53"/>
      <text:p text:style-name="P49"><text:span text:style-name="T50">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3">https://sourceforge.net/users/ka_shrinivaasan</text:span></text:a><text:span text:style-name="T51"> , </text:span><text:a xlink:type="simple" xlink:href="https://github.com/shrinivaasanka" text:style-name="Internet_20_link" text:visited-style-name="Visited_20_Internet_20_Link">https://github.com/shrinivaasanka</text:a> <text:s/><text:span text:style-name="T93">(replicated in </text:span><text:a xlink:type="simple" xlink:href="https://gitlab.com/shrinivaasanka" text:style-name="Internet_20_link" text:visited-style-name="Visited_20_Internet_20_Link">https://gitlab.com/shrinivaasanka</text:a><text:span text:style-name="T93">)</text:span></text:p>
      <text:p text:style-name="P35"/>
      <text:p text:style-name="P35">Working on Research, Design and Development of open source projects – a machine-</text:p>
      <text:p text:style-name="P35">learning, cloud and queue augmented Linux kernel - NeuronRain - started by self, copyleft licensed under GPL v3 . This is not a commercial startup yet. Premium technical support is available for above opensource codebases. The GitHub repositories implement NeuronRain Enterprise version and <text:s/>SourceForge repositories implement NeuronRain Research version.</text:p>
      <text:p text:style-name="P35">Latest version 2018.<text:span text:style-name="T86">10.06</text:span>:</text:p>
      <text:p text:style-name="P27"/>
      <text:p text:style-name="P27">1. <text:span text:style-name="T5">Krishna_iResearch_DoxygenDocs – FAQ and Documentation for AsFer, VIRGO, KingCobra, Acadpdrafts and USBmd open source product codebases which are subsystems of Krishna iResearch Intelligent Cloud OS - NeuronRain</text:span></text:p>
      <text:p text:style-name="P27">(<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1"/>
      <text:p text:style-name="P21">2. <text:span text:style-name="T5">AsFer (subsystem of NeuronRain) -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2074254754" text:style-name="L1">
        <text:list-item>
          <text:list>
            <text:list-item>
              <text:p text:style-name="P83"><text:s text:c="4"/>String mining - Powerset construction (C++) and <text:span text:style-name="T3">String matching implementation in python(Jellyfish distance measures like Jaro-winkler, Edit-distance, Phonetic Matching rate etc.,) and </text:span></text:p>
            </text:list-item>
            <text:list-item>
              <text:p text:style-name="P83"><text:soft-page-break/><text:s text:c="4"/>Parsers and Encoding features for USGS and NOAA HURDAT2 data</text:p>
            </text:list-item>
          </text:list>
        </text:list-item>
      </text:list>
      <text:list xml:id="list2050989070" text:style-name="L2">
        <text:list-item>
          <text:list>
            <text:list-item>
              <text:p text:style-name="P84"><text:s text:c="4"/>Automated Generation of Training and Test set for Classifiers that segregate the datasets into Event Classes and Automated generation of encoded astronomical object files specific to each Event Class.</text:p>
            </text:list-item>
            <text:list-item>
              <text:p text:style-name="P90"><text:span text:style-name="T5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6">A Spark-Python-C++ implementation of Parallel NC Factorization has been included which internally executes NC Bitonic tiles Parallel Merge Sort on Spark Cloud.</text:span></text:p>
            </text:list-item>
            <text:list-item>
              <text:p text:style-name="P87"><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87"><text:s text:c="4"/>Design for extracting patterns from numerical data</text:p>
            </text:list-item>
            <text:list-item>
              <text:p text:style-name="P87"><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87"><text:s text:c="4"/>Discrete Fourier Transform computation for a parsed numerical input sequence using Python and R</text:p>
            </text:list-item>
            <text:list-item>
              <text:p text:style-name="P87"><text:s text:c="4"/>Time Series Analysis - Spline interpolation, LOESS regression, ARMA, 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87"><text:s text:c="3"/>An Experimental Text Compression algorithm that uses Hidden Markov Model Maximum Likelihood Estimation based on a String Complexity measure that compresses vowels in text</text:p>
            </text:list-item>
            <text:list-item>
              <text:p text:style-name="P87"><text:s text:c="3"/>An Experimental Minimum Description Length implementation that uses <text:soft-page-break/>the previous string complexity measure, computes MDL using Kraft inequality and Shannon entropy.</text:p>
            </text:list-item>
            <text:list-item>
              <text:p text:style-name="P91"><text:span text:style-name="T20">Probabilistic Approximate Correct – PAC - Learning Implementation related to </text:span><text:a xlink:type="simple" xlink:href="http://arxiv.org/abs/1106.4102" text:style-name="Internet_20_link" text:visited-style-name="Visited_20_Internet_20_Link"><text:span text:style-name="T57">http://arxiv.org/abs/1106.4102</text:span></text:a></text:p>
            </text:list-item>
            <text:list-item>
              <text:p text:style-name="P87">Wagner-Fischer edit distance implementation for pairwise similarity of encoded strings</text:p>
            </text:list-item>
            <text:list-item>
              <text:p text:style-name="P87">An example implementation of Interview Algorithm and Intrinsic Merit <text:tab/>Ranking for :</text:p>
              <text:list>
                <text:list-item>
                  <text:list>
                    <text:list-header>
                      <text:p text:style-name="P91"><text:a xlink:type="simple" xlink:href="http://arxiv.org/abs/1006.4458" text:style-name="Internet_20_link" text:visited-style-name="Visited_20_Internet_20_Link"><text:span text:style-name="T57">http://arxiv.org/abs/1006.4458</text:span></text:a><text:span text:style-name="T20"> and </text:span><text:a xlink:type="simple" xlink:href="http://www.nist.gov/tac/publications/2010/participant.papers/CMI_IIT.proceedings.pdf" text:style-name="Internet_20_link" text:visited-style-name="Visited_20_Internet_20_Link"><text:span text:style-name="T57">http://www.nist.gov/tac/publications/2010/participant.papers/CMI_IIT.p</text:span></text:a><text:a xlink:type="simple" xlink:href="http://www.nist.gov/tac/publications/2010/participant.papers/CMI_IIT.proceedings.pdf" text:style-name="Internet_20_link" text:visited-style-name="Visited_20_Internet_20_Link"><text:span text:style-name="T57">roceedings.pdf</text:span></text:a> </text:p>
                    </text:list-header>
                  </text:list>
                </text:list-item>
              </text:list>
            </text:list-item>
          </text:list>
        </text:list-item>
      </text:list>
      <text:p text:style-name="P27"><text:s text:c="9"/>2.20<text:tab/> <text:s text:c="2"/>An experimental Expirable Objects implementation </text:p>
      <text:p text:style-name="P27"><text:tab/>2.21 <text:s text:c="4"/>Linear and Logistic Regression</text:p>
      <text:p text:style-name="P27"><text:tab/>2.22 <text:s text:c="4"/>K-Means clustering implementation</text:p>
      <text:p text:style-name="P27"><text:tab/>2.23 <text:s text:c="4"/>K-Nearest Neighbours supervised classifier implementation</text:p>
      <text:p text:style-name="P27"><text:tab/>2.24 <text:s text:c="4"/>Linear Perceptron with Gradient Descent Learning</text:p>
      <text:p text:style-name="P27"><text:tab/>2.25 <text:s text:c="4"/>Encoding of Maitreya Dreams to strings and some bugfixes for SWISS Ephemeris degree computation errors</text:p>
      <text:p text:style-name="P27"><text:tab/>2.26 <text:s text:c="4"/>An experimental logical clock for cloud – EventNet – using Python pygraphs and C++ boost::graph with GraphViz rendering (from dot files)</text:p>
      <text:p text:style-name="P27"><text:tab/>2.27 <text:s text:c="4"/>Longest Common Substring implementation for extracting common patterns in already classified and clustered encoded strings dataset</text:p>
      <text:p text:style-name="P27"><text:tab/>2.28 <text:s text:c="4"/>Python script for translating the Pairwise Longest Common Substrings obtained from a cluster of Kmeans or KNN clustered astronomical dataset into rules that correlate location of astronomical entities to a class of events. </text:p>
      <text:p text:style-name="P27"><text:tab/>2.29 <text:s text:c="4"/>Utility Knuth-Morris-Pratt String Match algorithm implementation</text:p>
      <text:p text:style-name="P21"><text:tab/>2.30 <text:tab/> <text:s text:c="2"/>Multipurpose bigdata analytics subsystem (storage abstraction on Cassandra/Hbase/Hive/File) for computing metrics from datasets before and after <text:soft-page-break/>processing by above ML algorithms.</text:p>
      <text:p text:style-name="P21"><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by finding Viterbi path through Viterbi Dynamic Programming Algorithm)</text:p>
      <text:p text:style-name="P21"><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7"><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7"><text:tab/>2.40 <text:s/>Lambda Expression Compositionality from the depth first search closure of Recursive Gloss Overlap graph obtained from a text projected to WordNet.</text:p>
      <text:p text:style-name="P27"><text:soft-page-break/><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7"><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with added complexity-machine learning theoretical analysis for :</text:span></text:p>
      <text:list xml:id="list124728641270131" text:continue-numbering="true" text:style-name="L2">
        <text:list-item>
          <text:list>
            <text:list-item>
              <text:list>
                <text:list-item>
                  <text:list>
                    <text:list-header>
                      <text:p text:style-name="P91"><text:a xlink:type="simple" xlink:href="http://arxiv.org/abs/1006.4458" text:style-name="Internet_20_link" text:visited-style-name="Visited_20_Internet_20_Link">http://arxiv.org/abs/1006.4458</text:a><text:span text:style-name="T19"> and </text:span><text:soft-page-break/><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7">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24728653981284" text:continue-numbering="true" text:style-name="L2">
        <text:list-item>
          <text:list>
            <text:list-item>
              <text:list>
                <text:list-item>
                  <text:list>
                    <text:list-header>
                      <text:p text:style-name="P91"><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7">and is thus deployable on large scale clouds. Presently benchmarked on single node Spark cluster with local threads SparkContext and various spark-defaults.conf settings.</text:p>
      <text:p text:style-name="P27"><text:tab/>2.56 <text:s/>Singular Value Decomposition and Principal Component Analysis - R+rpy2 wrapper implementation.</text:p>
      <text:p text:style-name="P27"><text:tab/>2.57 Approximation with a Probability Distribution – Kullback-Leibler Divergence</text:p>
      <text:p text:style-name="P27"><text:tab/>2.58 Basic statistics – L1,L2 norms, median etc.,</text:p>
      <text:p text:style-name="P27"><text:tab/>2.59 A Generic Theory and Implementation of Recursive Lambda Function Growth <text:soft-page-break/>Learning Algorithm based on Cognitive and Psycholinguistics of which Recursive Gloss Overlap implementation is a special case.</text:p>
      <text:p text:style-name="P27"><text:tab/>2.60 Python-C-VIRGO Kernel – Cpython extensions – invoking VIRGO system calls (both VIRGO32 and VIRGO64 kernels) from Python userspace for dynamic setting of kernel analytics config key-value pairs</text:p>
      <text:p text:style-name="P27"><text:tab/>2.61 Python-C++-VIRGO Kernel – Boost::Python extensions – <text:s/>invoking VIRGO system calls(both VIRGO32 and VIRGO64 kernels) from Python userspace for dynamic setting of kernel analytics config key-value pairs</text:p>
      <text:p text:style-name="P27"><text:tab/>2.62 Cython Python-C compiler Optimization of previous PySpark Interview Algorithm implementation that has been benchmarked on single node cluster to have substantial performance gains.</text:p>
      <text:p text:style-name="P27"><text:tab/>2.63 Software Analytics – SATURN Program Analysis Software integrated with VIRGO – SATURN error logs are analyzable by AsFer.</text:p>
      <text:p text:style-name="P27"><text:tab/>2.64 Perl WordNet::Similarity support and WordNet hypernym-hyponym path subroutine for 2 text words.</text:p>
      <text:p text:style-name="P27"><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7"><text:tab/>2.66 Long Term Short Term Memory Recurrent Neural Networks implementation</text:p>
      <text:p text:style-name="P27"><text:tab/>2.67 Reinforcement Learning – <text:span text:style-name="T66">Contextual Multi Armed Bandit Evocation based on ThoughtNet - </text:span>Monte Carlo Policy Search implementation and ThoughtNet evocative actions based implementation</text:p>
      <text:p text:style-name="P27"><text:tab/>2.68 File and Neo4j Graph Database ThoughtNet hypergraph storage backend (which can be generalized to store any graph relations including WordNet subgraphs constructed by Recursive Gloss Overlap and can be queried in NoSQL)</text:p>
      <text:p text:style-name="P27"><text:tab/>2.69 Automatic ThoughtNet Hypergraph Creation from Recursive Gloss Overlap <text:soft-page-break/>classified edges input from environment.</text:p>
      <text:p text:style-name="P27"><text:tab/>2.70 Software Analytics – Spark computed Cyclomatic Complexity of codebases from VIRGO linux SATURN driver generated .dot graph files</text:p>
      <text:p text:style-name="P27"><text:tab/>2.71 Audio Pattern Mining – Machine learning of patterns in music samples by computing Jensen-Shannon Divergence Distance between Fast Fourier Transform Frequency Probability Distributions of music data</text:p>
      <text:p text:style-name="P27"><text:tab/>2.72 Patterns within Strings – Longest Repeated Substring Implementation by Suffix Arrays – as a special case pattern in binary encoded time series data is retrieved.</text:p>
      <text:p text:style-name="P27"><text:tab/>2.73 Locality Sensitive Hashing Implementation – for clustering similar documents and nearest neighbour search.</text:p>
      <text:p text:style-name="P27"><text:tab/>2.74 ZeroMQ CLI client and server frontend for concurrent requests to NeuronRain </text:p>
      <text:p text:style-name="P27"><text:tab/>2.75 Kafka Message Queue backend for AsFer datasource abstraction which includes KingCobra request-reply disk persisted queue.</text:p>
      <text:p text:style-name="P27"><text:tab/>2.76 Boyer-Moore Algorithm implementation for finding Majority element in Streaming Sequences.</text:p>
      <text:p text:style-name="P27"><text:tab/>2.77 Graph Mining – GSpan algorithm implementation for graph substructure mining – <text:span text:style-name="T67">for extracting patterns in text-graphs and ThoughtNet/EventNet Graphs.</text:span></text:p>
      <text:p text:style-name="P27"><text:tab/>2.78 ThoughtNet Hypergraph Evocation based Recommender Systems Implementation</text:p>
      <text:p text:style-name="P27"><text:tab/>2.79 Software Analytics – by Deep Learning (Convolution, RecurrentLSTM, RecurrentGRU, BackPropagation) from system performance logs</text:p>
      <text:p text:style-name="P27"><text:tab/>2.80 Polynomial representation of text strings and distance measures based on it (L2 norms and Jensen-Shannon divergence) – alternative to edit distance</text:p>
      <text:p text:style-name="P27"><text:tab/>2.81 Polynomial Reconstruction – Error correcting codes – BerlekampWelch decoder implementation</text:p>
      <text:p text:style-name="P27"><text:tab/>2.82 Approximat<text:span text:style-name="T70">e polynomial time</text:span> <text:span text:style-name="T70">3</text:span>SAT Solver – solves <text:span text:style-name="T70">3</text:span>SAT with high probability depending on error of least squares algorithm <text:span text:style-name="T70">(LSMR/LSQR/CVXOPT)</text:span></text:p>
      <text:p text:style-name="P27"><text:tab/>2.83 Java Spark Streaming and ETL for analyzing generic arbitrary URL data – <text:soft-page-break/>extracts text from any URL with Jsoup and does Spark Dstream and RDD transformations and actions on it.</text:p>
      <text:p text:style-name="P27"><text:tab/>2.84 <text:span text:style-name="T64">Deep Learning – Convolution Networks + Backpropagation Multilayered Neural Networks implementation for image pattern recognition(PILlow imaging library support).</text:span></text:p>
      <text:p text:style-name="P21"><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1"><text:tab/>2.95 ThoughtNet Index and LSH Index Query from GUI and Rank text by Graph <text:soft-page-break/>Tensor Neuron Intrinsic Merit and Korner Entropy</text:p>
      <text:p text:style-name="P21"><text:tab/>2.96 Unguided Text Summarization – based on Unsupervised Recursive Gloss Overlap graph core number classifier: traversal of k-core subgraph and sentences related to prominent core number class vertices </text:p>
      <text:p text:style-name="P21"><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tab/>2.105 Non-trivial Proof-of-Work (recreate hash till it has 2 leading ff in hex) and Boost UUID hash (unique id concatenated with denomination) for fictitious Electronic <text:soft-page-break/>Currency implementation in KingCobra (named “Neuro”) </text:p>
      <text:p text:style-name="P21"><text:tab/>2.106 Neuro currency C++ move semantics - Option to choose between std::move and std::forward of rvalue reference + std::move in zero-copy Perfect Forwarding of Neuro currency message over cloud</text:p>
      <text:p text:style-name="P27"><text:span text:style-name="T64"><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4">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65">Computational Geometric Factorization - </text:span>Approximate <text:span text:style-name="T65">and sometimes exact </text:span>Integer Factoring by Hardy-Ramanujan Ray Shooting Queries</text:p>
      <text:p text:style-name="P22"><text:tab/>2.114 Recursive Lambda Function Growth – Rich Club Coefficient and Simple Cycles based graph tensor neuron intrinsic merit</text:p>
      <text:p text:style-name="P22"><text:tab/><text:span text:style-name="T65">2.115 Computational Geometric Factorization – Approximate Integer Factoring by Hardy-Ramanujan-Prime Number Theorem, Cramer, Baker-Harman-Pintz, Zhang prime factors estimate ray shooting queries</text:span></text:p>
      <text:p text:style-name="P22"><text:tab/><text:span text:style-name="T69">2.116 ThoughtNet and Recursive Lambda Function Growth integration – ThoughtNet hypergraph edges are weighed either by SentiWordNet or Graph Tensor Neuron Network intrinsic merit</text:span></text:p>
      <text:p text:style-name="P22"><text:tab/><text:span text:style-name="T70">2.117 Epsilon bias non-uniform choice of literals for unequal number of variables-</text:span><text:soft-page-break/><text:span text:style-name="T70">clauses and New efficiency measure for LSMR/LSQR SAT solver – real parity</text:span></text:p>
      <text:p text:style-name="P22"><text:tab/><text:span text:style-name="T71">2.118 Scheduler Analytics – Deep Learning (GRU,ConvNet,BackPropagation,LSTM) Scheduler Class analytics for process performance stream dataset created from Psutils and Graphic performance stream dataset (stream of images) created from Perf/BPF</text:span></text:p>
      <text:p text:style-name="P22"><text:tab/><text:span text:style-name="T72">2.119 Social Network Analysis - Facebook Graph REST API Analytics on Python 3.4 </text:span></text:p>
      <text:p text:style-name="P22"><text:tab/><text:span text:style-name="T72">2.120 Quantum NC algorithm for Computational Geometric Factorization – counterpart of classical PRAM-NC k-mergesort/segment-tree Computational Geometric Factorization</text:span></text:p>
      <text:p text:style-name="P23"><text:tab/><text:span text:style-name="T74">2.121 Deep Learning – Reinforcement Learning Recommender Systems and Recursive Lambda Function Growth integration – Recommender systems hypergraph edges are weighed either by SentiWordNet or Graph Tensor Neuron Network intrinsic merit</text:span></text:p>
      <text:p text:style-name="P23"><text:tab/><text:span text:style-name="T78">2.122 Spark Structured Streaming (Java 1.8 + Spark 2.3.1) for advertisement analytics – periodic word, count, timestamp information in DataFrames</text:span></text:p>
      <text:p text:style-name="P23"><text:tab/><text:span text:style-name="T78">2.123 Computational Geometric Factorization Algorithm based on Parallel construction of Wavelet Tree on PRAMs/Multicore</text:span></text:p>
      <text:p text:style-name="P23"><text:tab/><text:span text:style-name="T79">2.124 Latent Semantic Analysis/Indexing of term-document matrices and Low Rank Approximation</text:span></text:p>
      <text:p text:style-name="P23"><text:tab/><text:span text:style-name="T81">2.125 Software Analytics – Userspace Runtime FlameGraph (along with Perf) and Valgrind/Callgrind/Kcachegrind Call Graph creation</text:span></text:p>
      <text:p text:style-name="P23"><text:tab/><text:span text:style-name="T80">2.126 Software Analytics – Graph Mining of linux kernelspace SATURN Control Flow Graph and userspace Valgrind/Callgrind/Kcachegrind Call Graph DOT files by Gspan algorithm</text:span></text:p>
      <text:p text:style-name="P23"><text:tab/><text:span text:style-name="T82">2.127 Streaming Algorithms – Approximate Counting implementation</text:span></text:p>
      <text:p text:style-name="P23"><text:tab/><text:span text:style-name="T82">2.128 Streaming Algorithms – Distinct Elements implementation</text:span></text:p>
      <text:p text:style-name="P23"><text:tab/><text:span text:style-name="T83">2.129 Software Analytics – GraphX/GraphFrames Parallel Graph Processing support for computing Cyclomatic complexity measures of code CFG.</text:span></text:p>
      <text:p text:style-name="P25"><text:tab/>2.130 <text:span text:style-name="T84">Merit of Large Scale Visuals by ImageNet based ImageGraph and VideoGraph EventNet Tensor Products Algorithm Implementation – objects in frames of video are </text:span><text:soft-page-break/><text:span text:style-name="T84">annotated by Keras with Theano backend</text:span></text:p>
      <text:p text:style-name="P25"><text:tab/><text:span text:style-name="T85">2.131 Music Pattern Mining – Histogram timeseries and Notes Onset Detection – sequence of notes in music are deemed to be strings in a formal language</text:span></text:p>
      <text:p text:style-name="P25"><text:tab/><text:span text:style-name="T87">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5"><text:tab/><text:span text:style-name="T94">2.133 Machine Translation – by mapping vertices of Text Graph in Recursive Lambda Function Growth implementation from English to any other Natural Language – translation REST API in PyDictionary/GoSlate invoked – sentence formation is by graph traversal</text:span></text:p>
      <text:p text:style-name="P26"><text:tab/><text:span text:style-name="T96">2.134 Software Analytics – <text:s/>Deep Learning (GRU,ConvNet,BackPropagation,LSTM) analytics for systemwide performance based on Psutil CPU/Disk/Memory load statistics – implements a NeuronRain usecase</text:span></text:p>
      <text:p text:style-name="P25"><text:tab/><text:span text:style-name="T95">2.135 Audio/Music Pattern Mining – Complexity Analysis of Intrinsic Merit of Audio/Music as String of Notes over octave alphabets – Minimum Description Length, Entropy, Minimum DFA etc.,</text:span></text:p>
      <text:p text:style-name="P25"><text:tab/><text:span text:style-name="T97">2.136 Pattern mining large scale visuals – Urban Planning/GIS Analytics - Convex hull analytics of GIS Images</text:span></text:p>
      <text:p text:style-name="P25"><text:tab/><text:span text:style-name="T98">2.137 Intrinsic Merit of Text analyzed as sequence of integers and Ramsey coloring of text graphs</text:span></text:p>
      <text:p text:style-name="P25"><text:tab/><text:span text:style-name="T99">2.138 NeuronRainApps – Usecases for NeuronRain e.g Analytics Driven Drone Autopilot Online Shopping Delivery (requires DroneSDK-Python and Python 3.6)</text:span></text:p>
      <text:p text:style-name="P25"><text:tab/><text:span text:style-name="T60">2.139 Software Analytics - /</text:span><text:span text:style-name="T61">proc/sched_debug support for Scheduler Analytics – </text:span><text:span text:style-name="T62">stream of processor runqueue dictionaries which can be analyzed by streaming and machine learning algorithms</text:span></text:p>
      <text:p text:style-name="P25"><text:span text:style-name="T100"><text:tab/>2.140 </text:span><text:span text:style-name="T103">Software Analytics + Streaming Analytics integration - </text:span><text:span text:style-name="T100">Streaming Abstraction – Operating System Statistics as </text:span><text:span text:style-name="T101">data</text:span><text:span text:style-name="T100"> stream which is </text:span><text:span text:style-name="T104">a</text:span><text:span text:style-name="T102">nalyzable </text:span><text:span text:style-name="T106">lik</text:span><text:span text:style-name="T100">e any other BigData </text:span><text:soft-page-break/><text:span text:style-name="T100">Source</text:span></text:p>
      <text:p text:style-name="P25"/>
      <text:p text:style-name="P27"/>
      <text:p text:style-name="P21">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 It is also used in USBmd and VIRGO codebases below for traffic analytics and kernel analytics. Design started in May 2003. </text:p>
      <text:p text:style-name="P21"><text:s text:c="7"/></text:p>
      <text:p text:style-name="P1"><text:span text:style-name="T19">(Latest NeuronRain AsFer research version Code at sourceforge repository: </text:span><text:span text:style-name="T56"><text:s/></text:span><text:a xlink:type="simple" xlink:href="http://asfer.sourceforge.net/" text:style-name="Internet_20_link" text:visited-style-name="Visited_20_Internet_20_Link">http://asfer.sourceforge.net</text:a><text:span text:style-name="T19"> and periodically updated Design Details at: </text:span><text:span text:style-name="T52">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6">)</text:span></text:p>
      <text:p text:style-name="P1"><text:span text:style-name="T56">(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6"> and periodically updated Design Details at:</text:span><text:span text:style-name="T54">https://github.com/shrinivaasanka/asfer-github-code/blob/master/asfer-docs/AstroInferDesign.txt)</text:span></text:p>
      <text:p text:style-name="P21"/>
      <text:p text:style-name="P21"/>
      <text:p text:style-name="P21"/>
      <text:p text:style-name="P21">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text:soft-page-break/>userspace library function or executable</text:p>
      <text:p text:style-name="P21"><text:tab/>3.5 <text:tab/><text:tab/>Example unit test cases</text:p>
      <text:p text:style-name="P21"><text:tab/>3.6 <text:tab/><text:tab/>Usermode output redirected logging feature for Kernel upcall to Userspace</text:p>
      <text:p text:style-name="P21"><text:tab/>3.7 <text:tab/><text:tab/>Intermodule Function Invocation in Kernel Space - through which any machine on cloud can be completely remote-controlled deep upto board and hardware cards through function names or commands sent through virgo_clone() calls.</text:p>
      <text:list xml:id="list4261684619" text:style-name="L3">
        <text:list-item>
          <text:list>
            <text:list-item>
              <text:p text:style-name="P85">CPU Pooling Driver and virgo_clone system call – Multi-kernel-threaded VIRGO cloudexec Kernel Driver Module for unrestricted service of virgo_clone or other client requests.</text:p>
            </text:list-item>
          </text:list>
        </text:list-item>
      </text:list>
      <text:list xml:id="list2088628740" text:style-name="L4">
        <text:list-item>
          <text:list>
            <text:list-item>
              <text:p text:style-name="P86">Memory Pooling Driver (and a key-value store) <text:s/>and system calls userspace clients for it on Cloud nodes – virgo_malloc, <text:s/>virgo_get, virgo_set, virgo_free.</text:p>
            </text:list-item>
            <text:list-item>
              <text:p text:style-name="P86">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86">VIRGO Cloud File Systems Driver and system calls - implements <text:s/>distributed cloud file system calls and telnet userspace clients for <text:s/>– virgo_open, virgo_close, virgo_read and virgo_write of a file on remote cloud node</text:p>
            </text:list-item>
            <text:list-item>
              <text:p text:style-name="P86">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86"><text:soft-page-break/>A config driver - for exporting config symbols </text:p>
            </text:list-item>
            <text:list-item>
              <text:p text:style-name="P86">Experimental Bakery algorithm kernel module implementation – for synchronization in cloud</text:p>
            </text:list-item>
            <text:list-item>
              <text:p text:style-name="P86">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86">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86">From the above EventNet graph, a logical time ordering can be obtained on the cloud events and partakers which is for example useful in establishing money trail in KingCobra MAC eletronic money.</text:p>
            </text:list-item>
            <text:list-item>
              <text:p text:style-name="P86">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86">Thus VIRGO has all the requisite minimum functionalities for a linux variant cloud, artificially intelligent, operating system</text:p>
            </text:list-item>
          </text:list>
          <text:p text:style-name="P88">3.20 <text:s text:c="5"/>SATURN Program Analysis Module – Intercepts linux build and extracts program analysis data in trees. SATURN logs are analyzable by AsFer (e.g null pointers, aliasing, memory etc.,).</text:p>
          <text:p text:style-name="P88"><text:soft-page-break/>3.21 <text:tab/> <text:s text:c="2"/>VIRGO is suitable for analytics driven embedded systems e.g kernelspace IoT</text:p>
          <text:p text:style-name="P88">3.22 <text:s text:c="4"/>VIRGO KTLS config kernel module – only in VIRGO_KTLS branch of VIRGO64 repositories</text:p>
        </text:list-item>
      </text:list>
      <text:p text:style-name="P27"><text:tab/>3.23 <text:s text:c="4"/>64 bit version of VIRGO Linux kernel based on mainline 4.13.3 kernel (in a separate repository) is in separate repository and has been found to be better performing and stabler than VIRGO 32bit. </text:p>
      <text:p text:style-name="P27"><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7"><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47"><text:span text:style-name="T19">(Latest NeuronRain VIRGO research version Code at </text:span><text:span text:style-name="T55">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code/ci/master/tree/virgo-docs/VirgoDesign.txt</text:a><text:span text:style-name="T19"> , <text:s/></text:span><text:soft-page-break/><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47"><text:span text:style-name="T19">(Latest NeuronRain VIRGO enterprise version Code at github</text:span><text:span text:style-name="T55"> repositories</text:span><text:span text:style-name="T19">: VIRGO – </text:span><text:a xlink:type="simple" xlink:href="https://github.com/shrinivaasanka/virgo-linux-github-code" text:style-name="Internet_20_link" text:visited-style-name="Visited_20_Internet_20_Link">https://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7">Design started in 2008. </text:p>
      <text:p text:style-name="P27"/>
      <text:p text:style-name="P1"><text:span text:style-name="T19">4. <text:s/></text:span><text:span text:style-name="T52">USBmd</text:span><text:span text:style-name="T19"> </text:span><text:span text:style-name="T52">(subsystem of NeuronRain) </text:span><text:span text:style-name="T19">- </text:span><text:span text:style-name="T52">Linux kernel USB device driver module for debugging and network analytics</text:span><text:span text:style-name="T19"> <text:s/>:</text:span></text:p>
      <text:p text:style-name="P24"><text:tab/><text:span text:style-name="T89">4.1 </text:span>Contains a modified version of Linux kernel mainline USB and USBWWAN broadband modem drivers with debug statements and functions that capture and dump data transfer buffers in kern.logs. </text:p>
      <text:p text:style-name="P24"><text:tab/><text:span text:style-name="T89">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tab/>4.<text:span text:style-name="T89">3</text:span> Mainline USB drivers (USBWWAN, USB serial, USB storage) instrumented with debug statements in URB related functions</text:p>
      <text:p text:style-name="P21"><text:tab/>4.<text:span text:style-name="T89">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1"><text:tab/>4.<text:span text:style-name="T89">5</text:span> 64-bit version of this driver is in separate repository based on 4.13.3 mainline linux kernel (32-bit version is based on mainline kernel 4.1.5)</text:p>
      <text:p text:style-name="P21"><text:soft-page-break/><text:tab/><text:span text:style-name="T88">4.6 USBmon and Ftrace kernel utility support for analyzing USB interface traffic and kernel functions invocation graph logs</text:span></text:p>
      <text:p text:style-name="P21"><text:tab/><text:span text:style-name="T90">4.7 This USB analyzer complements the Program Analysis - Software Analytics module in AstroInfer (for userspace applications) analyzing kernelspace function call graph and network activity among others</text:span></text:p>
      <text:p text:style-name="P21"><text:tab/><text:span text:style-name="T91">4.8 tcpdump and wireshark pcap format WLAN logs can also be analyzed by Spark Analyzer for regular expression patterns</text:span></text:p>
      <text:p text:style-name="P21"><text:tab/><text:span text:style-name="T92">4.9 Ftrace kernel function call graphs are written to a DOT file and analyzable by any Subgraph Miner</text:span></text:p>
      <text:p text:style-name="P21"><text:tab/><text:span text:style-name="T92">4.10 Ftrace call graphs have been analyzed by NetworkX for PageRank and Degree Centrality measures which provide insight into most active code in kernel for an executable</text:span></text:p>
      <text:p text:style-name="P21"/>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2">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7"/>
      <text:p text:style-name="P2"><text:span text:style-name="T19">5. </text:span><text:span text:style-name="T52">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text:span><text:soft-page-break/><text:span text:style-name="T19">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2">)</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2">)</text:span></text:p>
      <text:p text:style-name="P20"/>
      <text:p text:style-name="P2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7"><text:tab/>5.1 Linux Kernel workqueue based kernelspace pub-sub kernel module - Receives Messages from VIRGO Queuing </text:p>
      <text:p text:style-name="P27"><text:soft-page-break/><text:tab/>5.2 Atomic Cloud Move for Neuro (Message As Currency) electronic money is implemented In AsFer in C++ client-server perfect forwarding (overloaded std::move() and std::forward()) </text:p>
      <text:p text:style-name="P27"><text:tab/>5.3 Userspace JMS pub-sub client-server</text:p>
      <text:p text:style-name="P27"><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7"><text:tab/>5.5 Disk persistence of Request-Reply queues.</text:p>
      <text:p text:style-name="P27"><text:tab/>5.6 64-bit version of this driver is in separate repository based on 4.13.3 mainline linux kernel (32-bit version is based on mainline kernel 4.1.5)</text:p>
      <text:p text:style-name="P27"><text:tab/><text:span text:style-name="T68">5.7 Fictitious Neuro currency Buy-Sell transactions are edges in an EventNet Event-Actor Graph implemented in AsFer and can be mined for subgraph patterns – EventNet is thus an economic network</text:span></text:p>
      <text:p text:style-name="P9"/>
      <text:p text:style-name="P27"/>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67"/>
      <text:p text:style-name="P68">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3">,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77"/>
      <text:p text:style-name="P80"><text:span text:style-name="T17">7. GRAFIT <text:s/>Open Learning : </text:span><text:soft-page-break/><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74">https://github.com/shrinivaasanka/Grafit/blob/master/EnterpriseAnalytics_with_NeuronRain.pdf</text:p>
      <text:p text:style-name="P66"/>
      <text:p text:style-name="P29"><text:span text:style-name="T6">April 2015 – September 2015 - CloudEnablers - CusDelight - Corestack, Chennai – Architect</text:span><text:span text:style-name="T11"> </text:span></text:p>
      <text:p text:style-name="P29"/>
      <text:p text:style-name="P29">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29">2. Design and PoC implementation <text:s/>in python for Jinja2 rendering template feature addition to TOSCA Plan XML and Mistral YAML based on JSON context for conditionals and control structures support </text:p>
      <text:p text:style-name="P29">3. Creating a Capability matrix of different Cloud Orchestration and template softwares: AWS,Heat,Mistral,Puppet,Chef,Ansible,Saltstack,Twisted,Nunjucks </text:p>
      <text:p text:style-name="P29">4. Study of OpenTOSCA implementation of TOSCA (University of Stuttgart) and feasibility of its integration into Corestack (Cloudenablers) </text:p>
      <text:p text:style-name="P29">5. Feasibility study of new features to Mistral Workflow Engine Parser (if-else,nested for-each,with-items,concurrency)</text:p>
      <text:p text:style-name="P29">6. Feasibility of Apache Brooklyn CAMP blueprints based cloud application deployment</text:p>
      <text:p text:style-name="P29">7. Design and PoC Development of Service Dynamic Data Discovery, MetaData and Actions REST API, Cloud Federation and Abstraction Layer (for abstracting providers, federated clouds and multiclouds like ComputeNext, Libcloud, Jclouds, Dasein, AWS etc.,) <text:soft-page-break/>for provider abstraction and Directory Service REST API</text:p>
      <text:p text:style-name="P29">8. Corestack code review</text:p>
      <text:p text:style-name="P29">9. Study of feasibility of Jclouds integration into corestack</text:p>
      <text:p text:style-name="P29">10. Design and PoC for Process Checkpoint and Restoration with CRIU in baremetal, VMs and Docker (with overlay and aufs union mount filesystems). Docker public repository - https://hub.docker.com/r/srinivasankannan/cloud-migration/</text:p>
      <text:p text:style-name="P29">11. Design and PoC sync scripts implementation for Automated VM image synchronization with bup, rsync, lsyncd-lua and inotifywait (inotify-tools). </text:p>
      <text:p text:style-name="P29">12. Design and PoC implementation for Service Discovery through above REST API and migrating them with Jinja2 Heat and Mistral YAML templates extraction and Performance tunables for cloud.</text:p>
      <text:p text:style-name="P60"/>
      <text:p text:style-name="P64"><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76"/>
      <text:p text:style-name="P59"/>
      <text:p text:style-name="P48"><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text:span><text:soft-page-break/><text:span text:style-name="T20">using social network analysis from multiple datasources</text:span></text:p>
      <text:p text:style-name="P27"/>
      <text:p text:style-name="P53"/>
      <text:p text:style-name="P50"><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53"/>
      <text:p text:style-name="P53">September 2012 - February 2013 – Parttime Consultancy for Global Analytics(Chennai) <text:s/>and <text:s/>Work on my opensource products (Krishna iResearch) </text:p>
      <text:p text:style-name="P34"/>
      <text:p text:style-name="P28">1. Did the <text:span text:style-name="T1">Python AMP workflow implementation</text:span> as per the workflow specification for AMP using PyUtilib, RabbitMQ and Config files support. Wrote some python scripts for AMP workflow config files support and parsing .</text:p>
      <text:p text:style-name="P28">2. Wrote Design spec analyzing workflow alternatives (like PyF, cascade) .</text:p>
      <text:p text:style-name="P28">3. Wrote <text:span text:style-name="T1">AMP workflow-over-cloud</text:span> (AMP on Hadoop) specification in addition to AMP workflow spec. </text:p>
      <text:p text:style-name="P28">4. Guided on GDP 2.7.x and 3.0 bug fixes and issues.</text:p>
      <text:p text:style-name="P28">5. Helped in debugging GDP 3.0 timeout manager implementation in Feb 2013 which was found to be working.</text:p>
      <text:p text:style-name="P21"/>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1"><text:soft-page-break/></text:p>
      <text:p text:style-name="P21"/>
      <text:p text:style-name="P52"/>
      <text:p text:style-name="P53">January 2011 – March 2011 and July 2011 – August 2012 – Global Analytics(Chennai) – Senior Lead Software Architect (C/C++/Python)</text:p>
      <text:p text:style-name="P36"/>
      <text:p text:style-name="P28">1. Mentored and Managed a team of 3 people . </text:p>
      <text:p text:style-name="P28"/>
      <text:p text:style-name="P28">2. Released version 2.3.1 of Global Decision Platform(GDP) with fixes for crashes in production environment.</text:p>
      <text:p text:style-name="P28"/>
      <text:p text:style-name="P28">3. Did refactoring, many bug fixes and enhancements to Global Decision Platform(GDP) version 2.5.0 for <text:span text:style-name="T1">master demo lead passthroughs</text:span> to work. </text:p>
      <text:p text:style-name="P28"/>
      <text:p text:style-name="P28">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28"/>
      <text:p text:style-name="P28">5. Designed and implemented <text:span text:style-name="T1">session based request-response</text:span> in GDP 2.5.0</text:p>
      <text:p text:style-name="P28"/>
      <text:p text:style-name="P28">6. Implemented modified timeout error logging with placeholders for errorcodes and request id and did fixes for frequent crashes in production environment for GDP 2.5.0. </text:p>
      <text:p text:style-name="P28"/>
      <text:p text:style-name="P28">7. Released GDP version 2.5.1 for which 2 minor binaries were developed to clear the queue and test the creation of queues (for System V message queues)</text:p>
      <text:p text:style-name="P28"/>
      <text:p text:style-name="P28">8. Released GDP version 2.7 which has important bug fixes for crashes in python <text:soft-page-break/>container(needed for AMP runtime described later), few features for <text:span text:style-name="T1">graceful shutdown</text:span> of the SEM, option to reconnect to MySQL during exception in Python container etc., </text:p>
      <text:p text:style-name="P28"/>
      <text:p text:style-name="P28">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28"/>
      <text:p text:style-name="P28">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28"/>
      <text:p text:style-name="P28">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28"/>
      <text:p text:style-name="P28">12. Mentored the team to work on Dynamic Risk Tables (DRT) library of GDP to extend the database compatibility to MySQL and Oracle</text:p>
      <text:p text:style-name="P28"/>
      <text:p text:style-name="P28">13. Was involved in the Automated Modelling Platform(AMP) development to automate the predictive modelling from the production data. Fixed many crashes in python runtime during <text:soft-page-break/>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28"/>
      <text:p text:style-name="P28">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28"/>
      <text:p text:style-name="P28">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28"/>
      <text:p text:style-name="P28">16. Worked on writing python configuration scripts for <text:span text:style-name="T1">automating the build configuration and installation</text:span> of GDP components like SEM, Service and Master .</text:p>
      <text:p text:style-name="P28"/>
      <text:p text:style-name="P28">17. Implemented <text:s/>a minor <text:span text:style-name="T1">encrypt utility</text:span> for master component of the GDP</text:p>
      <text:p text:style-name="P28"/>
      <text:p text:style-name="P28">18. Wrote Functional specification for <text:span text:style-name="T1">GDP 3.0 Automated Installer design </text:span></text:p>
      <text:p text:style-name="P28"><text:soft-page-break/></text:p>
      <text:p text:style-name="P28">19. Wrote Functional specification for <text:span text:style-name="T1">AMP Workflow </text:span></text:p>
      <text:p text:style-name="P28"/>
      <text:p text:style-name="P28">20. Wrote Functional specification for <text:span text:style-name="T1">AMP Cloud deployment</text:span></text:p>
      <text:p text:style-name="P28"/>
      <text:p text:style-name="P28">21. Studied python workflow packages for AMP workflow viz., Pyutilib.workflow, PyF and implemented a workflow prototype for AMP workflow in Pyutilib.workflow. </text:p>
      <text:p text:style-name="P28"/>
      <text:p text:style-name="P28">22. Implemented a <text:span text:style-name="T1">small prototype stub using Dumbo Mapper-reducer</text:span> for Cloud</text:p>
      <text:p text:style-name="P28"><text:s/>Deployment of AMP</text:p>
      <text:p text:style-name="P28"/>
      <text:p text:style-name="P28">23. Did 2 one-week training sessions for GDP versions </text:p>
      <text:p text:style-name="P28"/>
      <text:p text:style-name="P28">24. Did one-week training session for Python.</text:p>
      <text:p text:style-name="P28"/>
      <text:p text:style-name="P28">25. Implemented a <text:span text:style-name="T1">mini-GDP client and server</text:span> for debugging socket related errors in production. </text:p>
      <text:p text:style-name="P28"/>
      <text:p text:style-name="P28">26. Developed a <text:span text:style-name="T1">documentation knowledgebase</text:span> intranet website for GDP documentation, design documents, installation troubleshooting documents and debugging documents.</text:p>
      <text:p text:style-name="P28"/>
      <text:p text:style-name="P28">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1">(In August 2012 resigned for personal reasons.) </text:p>
      <text:p text:style-name="P21"/>
      <text:p text:style-name="P21"/>
      <text:p text:style-name="P21"><text:soft-page-break/></text:p>
      <text:p text:style-name="P21"/>
      <text:p text:style-name="P52"/>
      <text:p text:style-name="P53">January 2011 – March 2011 – Consultant for Global Analytics(Chennai) and Work on my opensource products (Krishna iResearch) – (C++/Python)</text:p>
      <text:p text:style-name="P38"/>
      <text:p text:style-name="P58">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58"/>
      <text:p text:style-name="P53">August 2008 – June 2011 – Work on my opensource products (Krishna iResearch)</text:p>
      <text:p text:style-name="P34"/>
      <text:p text:style-name="P29">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29"/>
      <text:p text:style-name="P29"/>
      <text:p text:style-name="P29"/>
      <text:p text:style-name="P29"/>
      <text:p text:style-name="P58"/>
      <text:p text:style-name="P53">March 2006 – July 2008 - webMethods and webMethods (now Software AG) (Bangalore) (C/C++/Java)</text:p>
      <text:p text:style-name="P21"/>
      <text:p text:style-name="P29">Worked on WebMethods Broker Server 5.x/6.x/7.x– a heavily multithreaded messaging <text:soft-page-break/>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29"/>
      <text:p text:style-name="P52"/>
      <text:p text:style-name="P53">November 2005 – February 2006 – Krishna iResearch (self-started, not-for-profit, open-source research initiative)</text:p>
      <text:p text:style-name="P56">Initial design work for Krishna iResearch open source products focussing on algorithms for web and BigData </text:p>
      <text:p text:style-name="P57"/>
      <text:p text:style-name="P53">August 2005 – November 2005 – Verizon Data Services India, Chennai</text:p>
      <text:p text:style-name="P29">In Verizon India for brief period and then self-study in Mathematics and Computer Science.</text:p>
      <text:p text:style-name="P29"/>
      <text:p text:style-name="P58"/>
      <text:p text:style-name="P51">May 2003 – Krishna iResearch <text:span text:style-name="T10">(self-started, not-for-profit, open-source research initiative)</text:span></text:p>
      <text:p text:style-name="P55">Registered on SourceForge.net and Initial design work started for open source products focussing on algorithms for web and BigData </text:p>
      <text:p text:style-name="P55"/>
      <text:p text:style-name="P53">February 2000 – July 2005 – iPlanet (Sun Microsystems-Netscape Alliance) and Sun Microsystems (now Oracle) (Bangalore)</text:p>
      <text:p text:style-name="P34"/>
      <text:p text:style-name="P21">Ported SunONE Application Server to Red Hat Enterprise Linux</text:p>
      <text:p text:style-name="P21">Advanced Server 2.1 (2005)</text:p>
      <text:p text:style-name="P21"/>
      <text:p text:style-name="P21"><text:soft-page-break/>Certified JWSDP 1.3 webservices pack on Sun One Application</text:p>
      <text:p text:style-name="P21">Server 7.1 (2005)</text:p>
      <text:p text:style-name="P21"/>
      <text:p text:style-name="P21">Studied feasibility of supporting SunOne Web/Proxy Server on Solaris 10 zones (2005)</text:p>
      <text:p text:style-name="P21"/>
      <text:p text:style-name="P21">On Academic Sabbatical for 3 months (February 2005-May 2005)</text:p>
      <text:p text:style-name="P21"/>
      <text:p text:style-name="P31"><text:span text:style-name="T1">Implementation of a threaded ICP server and porting SOCKS server for Sun Java system web proxy server 4.0 (C/C++/Solaris/Windows/RHELinux) (2004-2005)</text:span><text:span text:style-name="T3">:</text:span></text:p>
      <text:p text:style-name="P29">Implemented a threaded ICP(Internet Cache protocol) server functionality using NSPR threads.</text:p>
      <text:p text:style-name="P29">Also ported a legacy SOCKS server to proxy server 4.0.</text:p>
      <text:p text:style-name="P21"/>
      <text:p text:style-name="P21"/>
      <text:p text:style-name="P21">Load Balancer Module for Apache Web Server 1.3.27 / 2.0.47</text:p>
      <text:p text:style-name="P31"><text:span text:style-name="T1">(C/C++) (2003-2004) </text:span><text:span text:style-name="T3">:</text:span></text:p>
      <text:p text:style-name="P29">Designed and implemented a Load balancer module for Apache 1.3.27 which will route the</text:p>
      <text:p text:style-name="P29">HTTP/HTTPS requests onto SunONE Application Server instances by Round Robin Algorithm.</text:p>
      <text:p text:style-name="P29">This module is part of Sun ONE Application Server 7, Enterprise Edition.Also ported the module to Apache 2.0.47.</text:p>
      <text:p text:style-name="P21">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57">http://glassfish.java.net</text:span></text:a><text:span text:style-name="T44">) (2002) </text:span><text:span text:style-name="T21">:</text:span></text:p>
      <text:p text:style-name="P29">a) Fixed bugs related to performance, admin-tool and</text:p>
      <text:p text:style-name="P29">security in iPlanet Application Server 6.x. Also fixed few CTS bugs</text:p>
      <text:p text:style-name="P29">in SunONE Application Server 7 Standard Edition.</text:p>
      <text:p text:style-name="P29">b) Involved in optimization of SUN J2EE Reference</text:p>
      <text:p text:style-name="P29">Implementation (RI) to make the JTS transaction manager</text:p>
      <text:p text:style-name="P29"><text:soft-page-break/>enterprise-class. This included introducing a new Component Level</text:p>
      <text:p text:style-name="P29">Transaction Attribute setting feature in iPlanet Application Server</text:p>
      <text:p text:style-name="P29">6.5. With this, user can set the type of transaction (XA or Local)</text:p>
      <text:p text:style-name="P29">at J2EE application component level. [Patents granted – details in the end]</text:p>
      <text:p text:style-name="P29">c) Added a Trace functionality for the JTS transaction manager in SunONE Appserver 7.0</text:p>
      <text:p text:style-name="P29">Enterprise Edition (http://glassfish.sourcearchive.com/documentation/1:2ur2-b04-1/dir_512e7fccb5ab465c594742cd72317a0e.html).</text:p>
      <text:p text:style-name="P21"/>
      <text:p text:style-name="P31"><text:span text:style-name="T1">Debugging and Monitoring framework (MagicDraw) (2002) </text:span><text:span text:style-name="T3">:</text:span></text:p>
      <text:p text:style-name="P29">Designed a Debugging and Monitoring framework for Sun ONE</text:p>
      <text:p text:style-name="P29">Application Server 7.0 Enterprise Edition.</text:p>
      <text:p text:style-name="P21"/>
      <text:p text:style-name="P31"><text:span text:style-name="T1">Store Adapter prototype for High Availability(Java) (2002) </text:span><text:span text:style-name="T3">:</text:span></text:p>
      <text:p text:style-name="P29">Implemented a store adapter prototype for Clustra High</text:p>
      <text:p text:style-name="P29">Availability Database. This was to test the feasibility of using</text:p>
      <text:p text:style-name="P29">Clustra HADB as backend store for session data in SunONE Application Server 7.0 Enterprise Edition.</text:p>
      <text:p text:style-name="P21"/>
      <text:p text:style-name="P21">Minor Feature Addition to SunOne Application Server 6.5 SP1 (2002)</text:p>
      <text:p text:style-name="P29">Added support for enabling/disabling TCP_NODELAY in SunOne Application Server 6.5 SP1</text:p>
      <text:p text:style-name="P21"/>
      <text:p text:style-name="P31"><text:span text:style-name="T1">Survival Index based Transaction Timeout Manager for iPlanet Application Server (Java)(2002)</text:span><text:span text:style-name="T3">:</text:span></text:p>
      <text:p text:style-name="P29">Designed and implemented a new Transaction Timeout Manager for iPlanet Application Server.This resulted in an overall speed-up of 10% for the application server. (Invention Disclosure done in 2002-2003)</text:p>
      <text:p text:style-name="P21"><text:soft-page-break/></text:p>
      <text:p text:style-name="P21">Miscellaneous Bugfixes for customer escalations in the BillerXpert product which was dependent on iPlanet Application Server. This was one of the most involved bugfixes that required many days of debugging with JVM Profiling tools. (2001)</text:p>
      <text:p text:style-name="P21"/>
      <text:p text:style-name="P21">An automated Test suite for nightly build setup of</text:p>
      <text:p text:style-name="P31"><text:span text:style-name="T1">iPlanet Application Server 6.0 (2001)</text:span><text:span text:style-name="T3">:</text:span></text:p>
      <text:p text:style-name="P29">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
      <text:p text:style-name="P21">Created a Resume Querying System using JDBC with Oracle Backend for Sun Microsystems Human Resources Department to track candidate profiles – named ResumeXpert (2000)</text:p>
      <text:p text:style-name="P21"/>
      <text:p text:style-name="P21">Official Training Courses (SunU)</text:p>
      <text:p text:style-name="P31"><text:span text:style-name="T2"><text:s text:c="4"/>1. <text:s/></text:span><text:span text:style-name="T3">Solaris internals</text:span></text:p>
      <text:list xml:id="list1995545876" text:style-name="L5">
        <text:list-item>
          <text:p text:style-name="P89">Multithreaded Application development in Solaris</text:p>
        </text:list-item>
        <text:list-item>
          <text:p text:style-name="P89">SOLARIS DEVICE DRIVER INTERNALS</text:p>
        </text:list-item>
      </text:list>
      <text:p text:style-name="P29"/>
      <text:p text:style-name="P29"/>
      <text:p text:style-name="P29"/>
      <text:p text:style-name="P29"/>
      <text:p text:style-name="P29"/>
      <text:p text:style-name="P29"/>
      <text:p text:style-name="P29"/>
      <text:p text:style-name="P61"/>
      <text:p text:style-name="P53"><text:soft-page-break/>July 1999 - January 2000 - BaaN Infosystems (now SSA Global) (Hyderabad)</text:p>
      <text:p text:style-name="P19"/>
      <text:p text:style-name="P29">Developed a storefront for an e-commerce application called</text:p>
      <text:p text:style-name="P29">E-Enterprise using Microsoft Internet Information Server/Site Server, Visual Basic, Active Server Pages and Visual Interdev</text:p>
      <text:p text:style-name="P44"/>
      <text:p text:style-name="P44">January 1999 – May 1999 – BE Thesis and Project(team) – COBRA – Distributed Computing Framework based on CORBA(Visibroker) and JAVA.</text:p>
      <text:p text:style-name="P44"/>
      <text:p text:style-name="P44">April 1998 – June 1998 – BE Internship at Steel Authority of India Limited (Raurkela and Durgapur Steel Plants) – Enhancements to Automated Furnace Data Acquisition software through a GUI developed on VAX Fortran over VAX VMS</text:p>
      <text:p text:style-name="P19"/>
      <text:p text:style-name="P19">MISCELLANEOUS</text:p>
      <text:p text:style-name="P29">1. Gold medal for proficiency from PSG Tech for ranking first in B.E.(CSE) – Received in February 2000</text:p>
      <text:p text:style-name="P29">2. GRE (2002) – score 2040</text:p>
      <text:p text:style-name="P29">3. Joint Entrance Screening Test(JEST) 2006 in Theoretical Computer Science - Rank 21 (Reg No: 22123).</text:p>
      <text:p text:style-name="P29">4. Participated in Winter School 2010 on Machine Learning and Computer Vision, Microsoft Research &amp; CIFAR, IISc</text:p>
      <text:p text:style-name="P37">5. UGC Net July 2016 – 66 (I), 54 (II), 50.67 (III) (in percentage) (Roll No. 69004241)</text:p>
      <text:p text:style-name="P20"/>
      <text:p text:style-name="P20">INTERESTS</text:p>
      <text:p text:style-name="P29">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03-01T12:47:26.516233916</dc:date>
    <meta:editing-duration>P1DT11H3M3S</meta:editing-duration>
    <meta:editing-cycles>1331</meta:editing-cycles>
    <meta:generator>LibreOffice/6.0.5.2$Linux_x86 LibreOffice_project/54c8cbb85f300ac59db32fe8a675ff7683cd5a16</meta:generator>
    <meta:document-statistic meta:table-count="0" meta:image-count="1" meta:object-count="0" meta:page-count="47" meta:paragraph-count="451" meta:word-count="9084" meta:character-count="73936" meta:non-whitespace-character-count="64391"/>
  </office:meta>
</office:document-meta>
</file>